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ea1" officeooo:paragraph-rsid="000ecea1"/>
    </style:style>
    <style:style style:name="P2" style:family="paragraph" style:parent-style-name="Standard">
      <style:text-properties officeooo:rsid="000f44c7" officeooo:paragraph-rsid="000f44c7"/>
    </style:style>
    <style:style style:name="P3" style:family="paragraph" style:parent-style-name="Standard">
      <style:text-properties fo:font-size="20pt" officeooo:rsid="000f44c7" officeooo:paragraph-rsid="000f44c7" style:font-size-asian="17.5pt" style:font-size-complex="20pt"/>
    </style:style>
    <style:style style:name="P4" style:family="paragraph" style:parent-style-name="Standard">
      <style:text-properties fo:font-size="20pt" officeooo:rsid="0010b42f" officeooo:paragraph-rsid="0010b42f" style:font-size-asian="17.5pt" style:font-size-complex="20pt"/>
    </style:style>
    <style:style style:name="P5" style:family="paragraph" style:parent-style-name="Standard">
      <style:text-properties fo:font-size="20pt" officeooo:rsid="0022bff7" officeooo:paragraph-rsid="0022bff7" style:font-size-asian="20pt" style:font-size-complex="20pt"/>
    </style:style>
    <style:style style:name="P6" style:family="paragraph" style:parent-style-name="Standard">
      <style:text-properties fo:font-size="13pt" officeooo:rsid="000f44c7" officeooo:paragraph-rsid="000f44c7" style:font-size-asian="11.3500003814697pt" style:font-size-complex="13pt"/>
    </style:style>
    <style:style style:name="P7" style:family="paragraph" style:parent-style-name="Standard">
      <style:text-properties fo:font-size="13pt" officeooo:rsid="0010b42f" officeooo:paragraph-rsid="0010b42f" style:font-size-asian="11.3500003814697pt" style:font-size-complex="13pt"/>
    </style:style>
    <style:style style:name="P8" style:family="paragraph" style:parent-style-name="Standard">
      <style:text-properties officeooo:rsid="001008a6" officeooo:paragraph-rsid="001008a6"/>
    </style:style>
    <style:style style:name="P9" style:family="paragraph" style:parent-style-name="Standard">
      <style:text-properties officeooo:rsid="0010b42f" officeooo:paragraph-rsid="0010b42f"/>
    </style:style>
    <style:style style:name="P10" style:family="paragraph" style:parent-style-name="Standard">
      <style:text-properties officeooo:rsid="00111532" officeooo:paragraph-rsid="00111532"/>
    </style:style>
    <style:style style:name="P11" style:family="paragraph" style:parent-style-name="Standard">
      <style:text-properties officeooo:rsid="00128861" officeooo:paragraph-rsid="00128861"/>
    </style:style>
    <style:style style:name="P12" style:family="paragraph" style:parent-style-name="Standard">
      <style:text-properties officeooo:rsid="00150b0d" officeooo:paragraph-rsid="00150b0d"/>
    </style:style>
    <style:style style:name="P13" style:family="paragraph" style:parent-style-name="Standard">
      <style:text-properties officeooo:rsid="0016fbba" officeooo:paragraph-rsid="0016fbba"/>
    </style:style>
    <style:style style:name="P14" style:family="paragraph" style:parent-style-name="Standard">
      <style:text-properties officeooo:rsid="0018f24d" officeooo:paragraph-rsid="0018f24d"/>
    </style:style>
    <style:style style:name="P15" style:family="paragraph" style:parent-style-name="Standard">
      <style:text-properties officeooo:rsid="0019e473" officeooo:paragraph-rsid="0019e473"/>
    </style:style>
    <style:style style:name="P16" style:family="paragraph" style:parent-style-name="Standard">
      <style:text-properties officeooo:rsid="001b8891" officeooo:paragraph-rsid="001b8891"/>
    </style:style>
    <style:style style:name="P17" style:family="paragraph" style:parent-style-name="Standard">
      <style:text-properties officeooo:rsid="001e36f8" officeooo:paragraph-rsid="001e36f8"/>
    </style:style>
    <style:style style:name="P18" style:family="paragraph" style:parent-style-name="Standard">
      <style:text-properties officeooo:rsid="001ecde5" officeooo:paragraph-rsid="001ecde5"/>
    </style:style>
    <style:style style:name="P19" style:family="paragraph" style:parent-style-name="Standard">
      <style:text-properties officeooo:rsid="00215529" officeooo:paragraph-rsid="001ecde5"/>
    </style:style>
    <style:style style:name="P20" style:family="paragraph" style:parent-style-name="Standard">
      <style:text-properties officeooo:rsid="00228f8c" officeooo:paragraph-rsid="00228f8c"/>
    </style:style>
    <style:style style:name="P21" style:family="paragraph" style:parent-style-name="Standard">
      <style:text-properties officeooo:rsid="0022bff7" officeooo:paragraph-rsid="0022bff7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officeooo:rsid="0011193c"/>
    </style:style>
    <style:style style:name="T3" style:family="text">
      <style:text-properties officeooo:rsid="0016fbba"/>
    </style:style>
    <style:style style:name="T4" style:family="text">
      <style:text-properties officeooo:rsid="001caf29"/>
    </style:style>
    <style:style style:name="T5" style:family="text">
      <style:text-properties officeooo:rsid="002086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ux shell commands</text:p>
      <text:p text:style-name="P6"/>
      <text:p text:style-name="P1">program1 | program2 | program3 ….. <text:s text:c="2"/>stdiin→ tee file → stdout</text:p>
      <text:p text:style-name="P1"/>
      <text:p text:style-name="P1">example: cat | sort -n | tee nums | uniq</text:p>
      <text:p text:style-name="P1"><text:s/>enter numbers through stdin, numbers get sorted, tee saves numbers to nums file and std out continues and inputs them to uniq which will remove the duplicate numbers.</text:p>
      <text:p text:style-name="P1"/>
      <text:p text:style-name="P1"><text:s/>Stdin-&gt; – - - - -&gt;stdout</text:p>
      <text:p text:style-name="P1"><text:s text:c="19"/>|</text:p>
      <text:p text:style-name="P1"><text:s text:c="19"/>|</text:p>
      <text:p text:style-name="P1"><text:s text:c="19"/>|</text:p>
      <text:p text:style-name="P1"><text:s text:c="17"/>file</text:p>
      <text:p text:style-name="P1"/>
      <text:p text:style-name="P1">echo {0..5} prints the numbers 0 through 5</text:p>
      <text:p text:style-name="P1"/>
      <text:p text:style-name="P2">ls -1v sorts in one column</text:p>
      <text:p text:style-name="P2">diff command</text:p>
      <text:p text:style-name="P2"/>
      <text:p text:style-name="P2">ls dir1 -1v &gt; dir1list</text:p>
      <text:p text:style-name="P2"><text:s/>ls dir2 -1v &gt; dir2list</text:p>
      <text:p text:style-name="P2"><text:s/>diff dir1list dir2list</text:p>
      <text:p text:style-name="P2">→ </text:p>
      <text:p text:style-name="P2">20,21d19</text:p>
      <text:p text:style-name="P2">&lt; file19</text:p>
      <text:p text:style-name="P2">&lt; file20</text:p>
      <text:p text:style-name="P2"/>
      <text:p text:style-name="P2">this can be replaced with dfff &lt;(ls -1v dir1) &lt;(ls -1v dir2) <text:s text:c="6"/>syntax is &lt;(somedir)</text:p>
      <text:p text:style-name="P2"/>
      <text:p text:style-name="P8">read &lt;() <text:s/>and write&gt;()</text:p>
      <text:p text:style-name="P8"/>
      <text:p text:style-name="P8"/>
      <text:p text:style-name="P4">Regex</text:p>
      <text:p text:style-name="P4"/>
      <text:p text:style-name="P7">pattern for strings/char arrays</text:p>
      <text:p text:style-name="P7"/>
      <text:p text:style-name="P9"><text:span text:style-name="T1">grep command is used to RegExes</text:span></text:p>
      <text:p text:style-name="P10"><text:span text:style-name="T1">[ab]zip → azip or bzip</text:span></text:p>
      <text:p text:style-name="P10"><text:span text:style-name="T1">zip[0-9] → zip0 zip1 zip2 zip3 zip4 zip5 zip6 zip7 zip8 zip9</text:span></text:p>
      <text:p text:style-name="P10"/>
      <text:p text:style-name="P10"><text:span text:style-name="T1">^zip → zip*</text:span></text:p>
      <text:p text:style-name="P10"><text:span text:style-name="T1">zip$ → *zip</text:span></text:p>
      <text:p text:style-name="P2">. →<text:span text:style-name="T2"> *</text:span></text:p>
      <text:p text:style-name="P11">sudo find /usr -name words</text:p>
      <text:p text:style-name="P11">cat /usr/share/dict/words | grep "^z.b..$"</text:p>
      <text:p text:style-name="P12">[ILJ]ava → Iava Lava or Java</text:p>
      <text:p text:style-name="P12"><text:soft-page-break/>. →<text:span text:style-name="T3"> every symbol</text:span></text:p>
      <text:p text:style-name="P13">^ → start of row </text:p>
      <text:p text:style-name="P13">$ → end of row</text:p>
      <text:p text:style-name="P13">^...$</text:p>
      <text:p text:style-name="P13">[a-z][0-9]</text:p>
      <text:p text:style-name="P13">[A-Z][0-9a-z]</text:p>
      <text:p text:style-name="P13">[-AZ][0-9a-zA-Z]</text:p>
      <text:p text:style-name="P14">[a-z] &lt;=&gt; [[:lower:]] <text:s/>//lower is better</text:p>
      <text:p text:style-name="P14">[A-Z] &lt;=&gt; [[:upper:]] //upper is better</text:p>
      <text:p text:style-name="P15">that is all in BRE, grep is in BRE</text:p>
      <text:p text:style-name="P15">ERE is not included in grep by default. ERE includes everything thats in BRE, it is activated with -E but has additional symbols: *, +, ? and ()</text:p>
      <text:p text:style-name="P16">Ja*va → * means that is met 0 or more times, * is bonded with the symbol before it, in this case 'a' →</text:p>
      <text:p text:style-name="P16">→<text:span text:style-name="T4"> Jva Java Jaava Jaaava Jaaaava …</text:span></text:p>
      <text:p text:style-name="P16"/>
      <text:p text:style-name="P16"/>
      <text:p text:style-name="P17">echo “MMS” | grep -E “M*S” </text:p>
      <text:p text:style-name="P17">+ is the same as *, but the symbol before it has to occur AT LEAST once</text:p>
      <text:p text:style-name="P17">M{2}S </text:p>
      <text:p text:style-name="P17">{2} → matches the previous symbol EXACTLY 2 times</text:p>
      <text:p text:style-name="P17">M{2,5}S → MMS MMMS MMMMS MMMMMS</text:p>
      <text:p text:style-name="P18">M{2,} → MMS MMMS MMMMS MMMMMS MMMMMMS … <text:span text:style-name="T5">same applies for {,5}</text:span></text:p>
      <text:p text:style-name="P19">less command</text:p>
      <text:p text:style-name="P20">cut command</text:p>
      <text:p text:style-name="P19"/>
      <text:p text:style-name="P5">Split compilation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ms </meta:initial-creator>
    <meta:creation-date>2022-07-19T10:07:05.255988800</meta:creation-date>
    <meta:generator>LibreOffice/4.2.8.2$Linux_X86_64 LibreOffice_project/420m0$Build-2</meta:generator>
    <dc:date>2022-07-19T16:51:34.329857720</dc:date>
    <dc:creator>mms </dc:creator>
    <meta:editing-duration>PT6H17M7S</meta:editing-duration>
    <meta:editing-cycles>19</meta:editing-cycles>
    <meta:document-statistic meta:table-count="0" meta:image-count="0" meta:object-count="0" meta:page-count="2" meta:paragraph-count="54" meta:word-count="323" meta:character-count="1724" meta:non-whitespace-character-count="1356"/>
  </office:meta>
</office:document-meta>
</file>